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8.563cm" fo:margin-left="0.123cm" table:align="left" style:writing-mode="lr-tb"/>
    </style:style>
    <style:style style:name="Tabla1.A" style:family="table-column">
      <style:table-column-properties style:column-width="11.113cm"/>
    </style:style>
    <style:style style:name="Tabla1.B" style:family="table-column">
      <style:table-column-properties style:column-width="0.162cm"/>
    </style:style>
    <style:style style:name="Tabla1.C" style:family="table-column">
      <style:table-column-properties style:column-width="7.288cm"/>
    </style:style>
    <style:style style:name="Tab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8.364cm" style:rel-width="100%" fo:margin-top="0cm" fo:margin-bottom="0cm" table:align="center" style:writing-mode="lr-tb"/>
    </style:style>
    <style:style style:name="Table1.A" style:family="table-column">
      <style:table-column-properties style:column-width="4.588cm" style:rel-column-width="2601*"/>
    </style:style>
    <style:style style:name="Table1.B" style:family="table-column">
      <style:table-column-properties style:column-width="4.591cm" style:rel-column-width="2603*"/>
    </style:style>
    <style:style style:name="Table1.C" style:family="table-column">
      <style:table-column-properties style:column-width="4.226cm" style:rel-column-width="2396*"/>
    </style:style>
    <style:style style:name="Table1.D" style:family="table-column">
      <style:table-column-properties style:column-width="4.958cm" style:rel-column-width="2811*"/>
    </style:style>
    <style:style style:name="Table1.1" style:family="table-row">
      <style:table-row-properties style:row-height="0.55cm"/>
    </style:style>
    <style:style style:name="Table1.A1" style:family="table-cell">
      <style:table-cell-properties style:vertical-align="bottom" fo:background-color="#cccccc" fo:padding="0.101cm" fo:border-left="1pt solid #000000" fo:border-right="none" fo:border-top="1pt solid #000000" fo:border-bottom="none">
        <style:background-image/>
      </style:table-cell-properties>
    </style:style>
    <style:style style:name="Table1.B1" style:family="table-cell">
      <style:table-cell-properties style:vertical-align="bottom" fo:background-color="transparent" fo:padding="0.101cm" fo:border-left="none" fo:border-right="1pt solid #000000" fo:border-top="1pt solid #000000" fo:border-bottom="none">
        <style:background-image/>
      </style:table-cell-properties>
    </style:style>
    <style:style style:name="Table1.2" style:family="table-row">
      <style:table-row-properties style:row-height="0.499cm"/>
    </style:style>
    <style:style style:name="Table1.A2" style:family="table-cell">
      <style:table-cell-properties style:vertical-align="bottom" fo:background-color="#cccccc" fo:padding="0.101cm" fo:border-left="1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bottom" fo:background-color="transparent" fo:padding="0.101cm" fo:border-left="none" fo:border-right="1pt solid #000000" fo:border-top="none" fo:border-bottom="none">
        <style:background-image/>
      </style:table-cell-properties>
    </style:style>
    <style:style style:name="Table1.B3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1.C3" style:family="table-cell">
      <style:table-cell-properties style:vertical-align="bottom" fo:background-color="#cccccc" fo:padding="0.101cm" fo:border="none">
        <style:background-image/>
      </style:table-cell-properties>
    </style:style>
    <style:style style:name="Table1.7" style:family="table-row">
      <style:table-row-properties style:row-height="0.658cm"/>
    </style:style>
    <style:style style:name="Table1.A7" style:family="table-cell">
      <style:table-cell-properties style:vertical-align="bottom" fo:background-color="#cccccc" fo:padding="0.101cm" fo:border-left="1pt solid #000000" fo:border-right="none" fo:border-top="none" fo:border-bottom="1pt solid #000000">
        <style:background-image/>
      </style:table-cell-properties>
    </style:style>
    <style:style style:name="Table1.B7" style:family="table-cell">
      <style:table-cell-properties style:vertical-align="bottom"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1.A8" style:family="table-cell">
      <style:table-cell-properties style:vertical-align="bottom" fo:background-color="transparent" fo:padding="0.101cm" fo:border-left="1pt solid #000000" fo:border-right="1pt solid #000000" fo:border-top="none" fo:border-bottom="none">
        <style:background-image/>
      </style:table-cell-properties>
    </style:style>
    <style:style style:name="Table1.A10" style:family="table-cell">
      <style:table-cell-properties style:vertical-align="bottom" fo:background-color="transparent" fo:padding="0.101cm" fo:border-left="1pt solid #000000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364cm" table:align="margins" style:writing-mode="lr-tb"/>
    </style:style>
    <style:style style:name="Table6.A" style:family="table-column">
      <style:table-column-properties style:column-width="18.364cm" style:rel-column-width="65535*"/>
    </style:style>
    <style:style style:name="Table6.A1" style:family="table-cell">
      <style:table-cell-properties fo:padding="0cm" fo:border="none"/>
    </style:style>
    <style:style style:name="Table6.A2" style:family="table-cell">
      <style:table-cell-properties fo:padding="0cm" fo:border="0.05pt solid #000000"/>
    </style:style>
    <style:style style:name="Tabla4" style:family="table">
      <style:table-properties style:width="18.364cm" style:rel-width="100%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a4.A" style:family="table-column">
      <style:table-column-properties style:column-width="0.873cm" style:rel-column-width="495*"/>
    </style:style>
    <style:style style:name="Tabla4.B" style:family="table-column">
      <style:table-column-properties style:column-width="1.725cm" style:rel-column-width="978*"/>
    </style:style>
    <style:style style:name="Tabla4.C" style:family="table-column">
      <style:table-column-properties style:column-width="6.597cm" style:rel-column-width="3740*"/>
    </style:style>
    <style:style style:name="Tabla4.D" style:family="table-column">
      <style:table-column-properties style:column-width="1.677cm" style:rel-column-width="951*"/>
    </style:style>
    <style:style style:name="Tabla4.E" style:family="table-column">
      <style:table-column-properties style:column-width="1.519cm" style:rel-column-width="861*"/>
    </style:style>
    <style:style style:name="Tabla4.F" style:family="table-column">
      <style:table-column-properties style:column-width="1.808cm" style:rel-column-width="1025*"/>
    </style:style>
    <style:style style:name="Tabla4.G" style:family="table-column">
      <style:table-column-properties style:column-width="1.229cm" style:rel-column-width="697*"/>
    </style:style>
    <style:style style:name="Tabla4.H" style:family="table-column">
      <style:table-column-properties style:column-width="0.67cm" style:rel-column-width="380*"/>
    </style:style>
    <style:style style:name="Tabla4.I" style:family="table-column">
      <style:table-column-properties style:column-width="2.265cm" style:rel-column-width="1284*"/>
    </style:style>
    <style:style style:name="Tabla4.1" style:family="table-row">
      <style:table-row-properties style:min-row-height="0.508cm" fo:keep-together="auto"/>
    </style:style>
    <style:style style:name="Tabla4.A1" style:family="table-cell">
      <style:table-cell-properties style:vertical-align="middle" fo:background-color="#a9a9a9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a4.I1" style:family="table-cell">
      <style:table-cell-properties style:vertical-align="middle" fo:background-color="#a9a9a9" fo:padding="0.097cm" fo:border="0.75pt solid #000000" style:writing-mode="page">
        <style:background-image/>
      </style:table-cell-properties>
    </style:style>
    <style:style style:name="Tabla4.2" style:family="table-row">
      <style:table-row-properties style:min-row-height="0.508cm" fo:keep-together="always"/>
    </style:style>
    <style:style style:name="Tabla4.A2" style:family="table-cell">
      <style:table-cell-properties style:vertical-align="middle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D2" style:family="table-cell" style:data-style-name="N10000">
      <style:table-cell-properties style:vertical-align="middle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H2" style:family="table-cell" style:data-style-name="N10000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a4.A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B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C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D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E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F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G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4.I5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a4.I8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a4.H9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a4.H17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ContabilizaciónFinal" style:family="table">
      <style:table-properties style:width="7.32cm" fo:margin-left="11.07cm" table:align="left" style:writing-mode="lr-tb"/>
    </style:style>
    <style:style style:name="ContabilizaciónFinal.A" style:family="table-column">
      <style:table-column-properties style:column-width="4.366cm"/>
    </style:style>
    <style:style style:name="ContabilizaciónFinal.B" style:family="table-column">
      <style:table-column-properties style:column-width="0.949cm"/>
    </style:style>
    <style:style style:name="ContabilizaciónFinal.C" style:family="table-column">
      <style:table-column-properties style:column-width="2.006cm"/>
    </style:style>
    <style:style style:name="ContabilizaciónFinal.A1" style:family="table-cell">
      <style:table-cell-properties style:vertical-align="middle" fo:background-color="#cccccc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ContabilizaciónFinal.B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ContabilizaciónFinal.C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ContabilizaciónFinal.A2" style:family="table-cell">
      <style:table-cell-properties style:vertical-align="middle" fo:background-color="#cccccc" fo:padding="0.097cm" fo:border-left="0.5pt solid #000000" fo:border-right="none" fo:border-top="none" fo:border-bottom="none" style:writing-mode="page">
        <style:background-image/>
      </style:table-cell-properties>
    </style:style>
    <style:style style:name="ContabilizaciónFinal.B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ContabilizaciónFinal.C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ContabilizaciónFinal.B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ContabilizaciónFinal.C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ContabilizaciónFinal.B4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ContabilizaciónFinal.C4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ContabilizaciónFinal.A5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ntabilizaciónFinal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ntabilizaciónFinal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8.364cm" table:align="margins" style:writing-mode="lr-tb"/>
    </style:style>
    <style:style style:name="Tabla6.A" style:family="table-column">
      <style:table-column-properties style:column-width="3.013cm" style:rel-column-width="10751*"/>
    </style:style>
    <style:style style:name="Tabla6.B" style:family="table-column">
      <style:table-column-properties style:column-width="15.351cm" style:rel-column-width="54784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.8" style:family="table-row">
      <style:table-row-properties style:min-row-height="0.709cm"/>
    </style:style>
    <style:style style:name="P1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5704ae" officeooo:paragraph-rsid="02b2eac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5704ae" officeooo:paragraph-rsid="02b376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line-height="6%"/>
      <style:text-properties fo:color="#000000" loext:opacity="100%" style:text-outline="false" style:text-line-through-style="none" style:text-line-through-type="none" style:font-name="Liberation Sans Narrow" fo:font-size="8pt" fo:language="es" fo:country="ES" fo:font-style="normal" fo:text-shadow="none" style:text-underline-style="none" fo:font-weight="bold" officeooo:rsid="001a71b0" officeooo:paragraph-rsid="019f87dc" style:font-name-asian="Liberation Mono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11f2e1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433f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b5966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3c9e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21bf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20858d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2883ea" officeooo:paragraph-rsid="014a0c8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Importe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2883ea" officeooo:paragraph-rsid="014a0c8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Importe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exto_20_de_20_tabla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exto_20_de_20_tabla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1301a0a" officeooo:paragraph-rsid="01301a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0969622" officeooo:paragraph-rsid="014cca2e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13ef36b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b5966a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4252c6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3c9ec0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42008b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70d4a2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margin-top="0.049cm" fo:margin-bottom="0cm" style:contextual-spacing="false" fo:line-height="115%"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433f27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283f8a4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28be59f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28ddea7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28ddea7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margin-top="0.049cm" fo:margin-bottom="0c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paragraph-rsid="0021bf52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normal" officeooo:rsid="0103d05a" officeooo:paragraph-rsid="0174caa7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30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3a3bd9" officeooo:paragraph-rsid="0139a04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31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3a3bd9" officeooo:paragraph-rsid="014cca2e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3ef36b" officeooo:paragraph-rsid="013ef36b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74caa7" officeooo:paragraph-rsid="0174caa7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34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f98a9f" officeooo:paragraph-rsid="00f98a9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5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01e0bc2" officeooo:paragraph-rsid="001e0bc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6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1422c00" officeooo:paragraph-rsid="01422c0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7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9pt" fo:font-style="normal" fo:text-shadow="none" style:text-underline-style="none" fo:font-weight="bold" officeooo:rsid="02b3765c" officeooo:paragraph-rsid="02b3765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cfa089" officeooo:paragraph-rsid="0254f24d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cfa089" officeooo:paragraph-rsid="027390ca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1a71b0" officeooo:paragraph-rsid="026b553c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line-height="100%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normal" officeooo:rsid="000fccd6" officeooo:paragraph-rsid="0254f24d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8ed07" officeooo:paragraph-rsid="026d469d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8ed07" officeooo:paragraph-rsid="0254f24d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26b553c" officeooo:paragraph-rsid="027390ca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45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1e0bc2" officeooo:paragraph-rsid="00b5966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6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70d4a2" officeooo:paragraph-rsid="0070d4a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" style:family="paragraph" style:parent-style-name="Encabezado_20_de_20_columna_20_centrad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8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24e05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0175c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loext:graphic-properties draw:fill="none"/>
      <style:paragraph-properties fo:margin-left="0cm" fo:margin-right="1.109cm" fo:margin-top="0.049cm" fo:margin-bottom="0cm" style:contextual-spacing="false" fo:line-height="115%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10pt" fo:font-style="normal" fo:text-shadow="none" style:text-underline-style="none" fo:font-weight="normal" officeooo:paragraph-rsid="00248ec2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loext:graphic-properties draw:fill="none"/>
      <style:paragraph-properties fo:margin-left="1.27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paragraph-rsid="007e43a4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52" style:family="paragraph" style:parent-style-name="Preformatted_20_Text">
      <loext:graphic-properties draw:fill="none"/>
      <style:paragraph-properties fo:margin-left="1.27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ans Narrow" fo:font-size="13pt" fo:font-style="normal" fo:text-shadow="none" style:text-underline-style="none" fo:font-weight="bold" officeooo:rsid="001dbd86" officeooo:paragraph-rsid="007e43a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53" style:family="paragraph" style:parent-style-name="Footer">
      <style:paragraph-properties fo:margin-top="0.049cm" fo:margin-bottom="0c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Calibri1" fo:font-size="10pt" fo:font-style="normal" fo:text-shadow="none" style:text-underline-style="none" fo:font-weight="normal" officeooo:rsid="005704ae" officeooo:paragraph-rsid="002c3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Footer">
      <style:paragraph-properties fo:margin-top="0.049cm" fo:margin-bottom="0cm" style:contextual-spacing="false" fo:line-height="115%" fo:text-align="center" style:justify-single-word="false"/>
      <style:text-properties style:font-name="Liberation Sans Narrow" fo:font-size="8pt" officeooo:rsid="005704ae" officeooo:paragraph-rsid="002c31c1" style:font-size-asian="8pt" style:font-size-complex="8pt"/>
    </style:style>
    <style:style style:name="P55" style:family="paragraph" style:parent-style-name="Footer">
      <style:paragraph-properties fo:margin-top="0.049cm" fo:margin-bottom="0cm" style:contextual-spacing="false" fo:line-height="115%" fo:text-align="center" style:justify-single-word="false"/>
      <style:text-properties style:font-name="Liberation Sans Narrow" fo:font-size="8pt" officeooo:rsid="009a600e" officeooo:paragraph-rsid="0030482e" style:font-size-asian="8pt" style:font-size-complex="8pt"/>
    </style:style>
    <style:style style:name="P56" style:family="paragraph" style:parent-style-name="Preformatted_20_Text">
      <style:paragraph-properties fo:margin-top="0.049cm" fo:margin-bottom="0cm" style:contextual-spacing="false" fo:line-height="115%"/>
      <style:text-properties style:font-name="Liberation Sans Narrow" fo:font-size="8pt" officeooo:paragraph-rsid="002c31c1" style:font-size-asian="8pt" style:font-size-complex="8pt"/>
    </style:style>
    <style:style style:name="P57" style:family="paragraph" style:parent-style-name="Preformatted_20_Text">
      <style:paragraph-properties fo:margin-top="0.049cm" fo:margin-bottom="0cm" style:contextual-spacing="false" fo:line-height="115%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ans Narrow" fo:font-size="8pt" officeooo:paragraph-rsid="024e053d" style:font-size-asian="8pt" style:font-size-complex="8pt"/>
    </style:style>
    <style:style style:name="P58" style:family="paragraph" style:parent-style-name="Table_20_Contents">
      <style:paragraph-properties fo:margin-top="0.049cm" fo:margin-bottom="0cm" style:contextual-spacing="false" fo:line-height="115%"/>
      <style:text-properties style:font-name="Liberation Sans Narrow" fo:font-size="8pt" fo:font-weight="bold" officeooo:rsid="0076ecc0" officeooo:paragraph-rsid="00248ec2" style:font-name-asian="Liberation Mono" style:font-size-asian="8pt" style:font-weight-asian="bold" style:font-name-complex="Liberation Mono" style:font-size-complex="8pt" style:font-weight-complex="bold"/>
    </style:style>
    <style:style style:name="P59" style:family="paragraph" style:parent-style-name="Table_20_Contents">
      <style:paragraph-properties fo:margin-top="0.049cm" fo:margin-bottom="0cm" style:contextual-spacing="false" fo:line-height="115%" fo:text-align="start" style:justify-single-word="false"/>
      <style:text-properties style:font-name="Liberation Sans Narrow" fo:font-size="8pt" officeooo:paragraph-rsid="00248ec2" style:font-name-asian="Liberation Mono" style:font-size-asian="8pt" style:font-name-complex="Liberation Mono" style:font-size-complex="8pt"/>
    </style:style>
    <style:style style:name="P60" style:family="paragraph" style:parent-style-name="Preformatted_20_Text">
      <style:paragraph-properties fo:margin-top="0.049cm" fo:margin-bottom="0cm" style:contextual-spacing="false" fo:line-height="115%"/>
      <style:text-properties style:font-name="Liberation Sans Narrow" fo:font-size="10pt" officeooo:paragraph-rsid="019f87dc" style:font-name-asian="Liberation Mono" style:font-size-asian="10pt" style:font-name-complex="Liberation Mono" style:font-size-complex="10pt"/>
    </style:style>
    <style:style style:name="P61" style:family="paragraph" style:parent-style-name="Preformatted_20_Text">
      <loext:graphic-properties draw:fill="none"/>
      <style:paragraph-properties fo:margin-left="0cm" fo:margin-right="1.109cm" fo:margin-top="0.049cm" fo:margin-bottom="0cm" style:contextual-spacing="false" fo:line-height="115%" fo:text-align="start" style:justify-single-word="false" fo:text-indent="0cm" style:auto-text-indent="false" fo:background-color="transparent"/>
      <style:text-properties style:font-name="Liberation Sans Narrow" fo:font-size="10pt" fo:font-weight="bold" officeooo:rsid="0038ed07" officeooo:paragraph-rsid="024d35be" style:font-size-asian="10pt" style:font-weight-asian="bold" style:font-size-complex="10pt" style:font-weight-complex="bold"/>
    </style:style>
    <style:style style:name="P62" style:family="paragraph" style:parent-style-name="Preformatted_20_Text">
      <loext:graphic-properties draw:fill="none"/>
      <style:paragraph-properties fo:margin-left="1.27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font-name="Liberation Sans Narrow" fo:font-size="13pt" fo:font-weight="bold" officeooo:paragraph-rsid="0268db5c" style:font-size-asian="13pt" style:font-weight-asian="bold" style:font-size-complex="13pt" style:font-weight-complex="bold"/>
    </style:style>
    <style:style style:name="P63" style:family="paragraph" style:parent-style-name="Table_20_Contents">
      <style:paragraph-properties fo:line-height="100%"/>
      <style:text-properties style:font-name="Liberation Sans Narrow" fo:font-size="9pt" fo:font-weight="bold" officeooo:rsid="02530e6d" officeooo:paragraph-rsid="02530e6d" style:font-name-asian="Liberation Mono" style:font-size-asian="9pt" style:font-weight-asian="bold" style:font-name-complex="Liberation Mono" style:font-size-complex="9pt" style:font-weight-complex="bold"/>
    </style:style>
    <style:style style:name="P64" style:family="paragraph" style:parent-style-name="Table_20_Contents">
      <style:paragraph-properties fo:line-height="100%"/>
      <style:text-properties style:font-name="Liberation Sans Narrow" fo:font-size="9pt" fo:font-weight="bold" officeooo:rsid="02530e6d" officeooo:paragraph-rsid="027390ca" style:font-name-asian="Liberation Mono" style:font-size-asian="9pt" style:font-weight-asian="bold" style:font-name-complex="Liberation Mono" style:font-size-complex="9pt" style:font-weight-complex="bold"/>
    </style:style>
    <style:style style:name="P65" style:family="paragraph" style:parent-style-name="Table_20_Contents">
      <style:paragraph-properties fo:line-height="100%"/>
      <style:text-properties style:font-name="Liberation Sans Narrow" fo:font-size="9pt" fo:font-weight="bold" officeooo:rsid="0254f24d" officeooo:paragraph-rsid="0254f24d" style:font-name-asian="Liberation Mono" style:font-size-asian="9pt" style:font-weight-asian="bold" style:font-name-complex="Liberation Mono" style:font-size-complex="9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 Narrow" fo:font-size="9pt" fo:font-weight="bold" officeooo:rsid="0270d0c2" officeooo:paragraph-rsid="027390ca" style:font-name-asian="Liberation Mono" style:font-size-asian="9pt" style:font-weight-asian="bold" style:font-name-complex="Liberation Mono" style:font-size-complex="9pt" style:font-weight-complex="bold"/>
    </style:style>
    <style:style style:name="P67" style:family="paragraph" style:parent-style-name="Text_20_body">
      <style:paragraph-properties fo:line-height="100%" fo:text-align="start" style:justify-single-word="false"/>
      <style:text-properties style:font-name="Liberation Sans Narrow" fo:font-size="9pt" fo:font-weight="bold" officeooo:rsid="00cac380" officeooo:paragraph-rsid="0254f24d" style:font-name-asian="Liberation Mono" style:font-size-asian="9pt" style:font-weight-asian="bold" style:font-name-complex="Liberation Mono" style:font-size-complex="9pt" style:font-weight-complex="bold"/>
    </style:style>
    <style:style style:name="P68" style:family="paragraph" style:parent-style-name="Text_20_body">
      <style:paragraph-properties fo:line-height="100%"/>
      <style:text-properties style:font-name="Liberation Sans Narrow" fo:font-size="9pt" officeooo:rsid="00cac380" officeooo:paragraph-rsid="02530e6d" style:font-name-asian="Liberation Mono" style:font-size-asian="9pt" style:font-name-complex="Liberation Mono" style:font-size-complex="9pt"/>
    </style:style>
    <style:style style:name="P69" style:family="paragraph" style:parent-style-name="Text_20_body">
      <style:paragraph-properties fo:line-height="100%" fo:text-align="start" style:justify-single-word="false"/>
      <style:text-properties style:font-name="Liberation Sans Narrow" fo:font-size="9pt" officeooo:rsid="00cac380" officeooo:paragraph-rsid="02530e6d" style:font-name-asian="Liberation Mono" style:font-size-asian="9pt" style:font-name-complex="Liberation Mono" style:font-size-complex="9pt"/>
    </style:style>
    <style:style style:name="P70" style:family="paragraph" style:parent-style-name="Text_20_body">
      <style:paragraph-properties fo:line-height="100%"/>
      <style:text-properties style:font-name="Liberation Sans Narrow" fo:font-size="9pt" officeooo:rsid="00cac380" officeooo:paragraph-rsid="0254f24d" style:font-name-asian="Liberation Mono" style:font-size-asian="9pt" style:font-name-complex="Liberation Mono" style:font-size-complex="9pt"/>
    </style:style>
    <style:style style:name="P71" style:family="paragraph" style:parent-style-name="Text_20_body">
      <style:paragraph-properties fo:line-height="100%" fo:text-align="start" style:justify-single-word="false"/>
      <style:text-properties style:font-name="Liberation Sans Narrow" fo:font-size="9pt" officeooo:paragraph-rsid="02530e6d" style:font-name-asian="Liberation Mono" style:font-size-asian="9pt" style:font-name-complex="Liberation Mono" style:font-size-complex="9pt"/>
    </style:style>
    <style:style style:name="P72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 Narrow" fo:font-size="9pt" fo:letter-spacing="normal" fo:font-style="normal" fo:text-shadow="none" style:text-underline-style="none" fo:font-weight="bold" officeooo:rsid="00dafdb9" officeooo:paragraph-rsid="01eadb8c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3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 Narrow" fo:font-size="9pt" fo:letter-spacing="normal" fo:font-style="normal" fo:text-shadow="none" style:text-underline-style="none" fo:font-weight="bold" officeooo:rsid="00dafdb9" officeooo:paragraph-rsid="025c6959" style:font-name-asian="Liberation Mono" style:font-size-asian="9pt" style:font-style-asian="normal" style:font-weight-asian="bold" style:font-name-complex="Liberation Mono" style:font-size-complex="9pt" style:font-style-complex="normal" style:font-weight-complex="bold" style:text-overline-style="none" style:text-overline-color="font-color"/>
    </style:style>
    <style:style style:name="P74" style:family="paragraph" style:parent-style-name="Preformatted_20_Text">
      <style:paragraph-properties fo:margin-top="0.049cm" fo:margin-bottom="0cm" style:contextual-spacing="false" fo:line-height="115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 Narrow" fo:font-size="9pt" fo:letter-spacing="normal" fo:font-style="normal" fo:text-shadow="none" style:text-underline-style="none" fo:font-weight="normal" officeooo:rsid="00dafdb9" officeooo:paragraph-rsid="01eadb8c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75" style:family="paragraph" style:parent-style-name="Preformatted_20_Text">
      <style:paragraph-properties fo:margin-top="0.049cm" fo:margin-bottom="0cm" style:contextual-spacing="false" fo:line-height="115%" fo:text-align="start" style:justify-single-word="false" fo:break-before="auto" fo:break-after="auto"/>
      <style:text-properties fo:font-variant="normal" fo:text-transform="none" fo:color="#000000" loext:opacity="100%" style:text-outline="false" style:text-line-through-style="none" style:text-line-through-type="none" style:font-name="Liberation Sans Narrow" fo:font-size="9pt" fo:letter-spacing="normal" fo:font-style="normal" fo:text-shadow="none" style:text-underline-style="none" fo:font-weight="normal" officeooo:rsid="009a990b" officeooo:paragraph-rsid="0200dc86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76" style:family="paragraph" style:parent-style-name="Footer">
      <style:paragraph-properties fo:margin-top="0.049cm" fo:margin-bottom="0cm" style:contextual-spacing="false" fo:line-height="115%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 Narrow" fo:font-size="9pt" fo:letter-spacing="normal" fo:font-style="normal" fo:text-shadow="none" style:text-underline-style="none" fo:font-weight="normal" officeooo:rsid="005704ae" officeooo:paragraph-rsid="02b3765c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P77" style:family="paragraph" style:parent-style-name="Frame_20_contents">
      <style:paragraph-properties fo:text-align="center" style:justify-single-word="false"/>
    </style:style>
    <style:style style:name="P78" style:family="paragraph" style:parent-style-name="Preformatted_20_Text" style:master-page-name="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8ed07" officeooo:paragraph-rsid="018466c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9" style:family="paragraph" style:parent-style-name="Preformatted_20_Text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ans Narrow" fo:font-size="9pt" fo:language="es" fo:country="ES" fo:font-style="normal" fo:text-shadow="none" style:text-underline-style="none" fo:font-weight="bold" officeooo:rsid="0038ed07" officeooo:paragraph-rsid="018466c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0" style:family="paragraph" style:parent-style-name="Preformatted_20_Text">
      <loext:graphic-properties draw:fill="none"/>
      <style:paragraph-properties fo:margin-left="0cm" fo:margin-right="0cm" fo:margin-top="0.049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Liberation Sans Narrow" fo:font-size="12pt" fo:language="es" fo:country="ES" fo:font-style="normal" fo:text-shadow="none" style:text-underline-style="none" fo:font-weight="bold" officeooo:rsid="0038ed07" officeooo:paragraph-rsid="018466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038ed07" officeooo:paragraph-rsid="018466c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2" style:family="paragraph" style:parent-style-name="Preformatted_20_Text" style:master-page-name="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Liberation Sans Narrow" fo:font-size="13pt" fo:language="es" fo:country="ES" fo:font-style="normal" fo:text-shadow="none" style:text-underline-style="none" fo:font-weight="bold" officeooo:rsid="0038ed07" officeooo:paragraph-rsid="018466c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3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bold" officeooo:rsid="0038ed07" officeooo:paragraph-rsid="018466c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1pt" fo:font-weight="bold" officeooo:rsid="0038ed07" officeooo:paragraph-rsid="007e43a4" style:font-size-asian="11pt" style:font-weight-asian="bold" style:font-size-complex="11pt" style:font-weight-complex="bold"/>
    </style:style>
    <style:style style:name="P85" style:family="paragraph" style:parent-style-name="Preformatted_20_Text">
      <loext:graphic-properties draw:fill="none"/>
      <style:paragraph-properties fo:margin-left="1.251cm" fo:margin-right="1.109cm" fo:margin-top="0.049cm" fo:margin-bottom="0cm" style:contextual-spacing="false" fo:line-height="115%" fo:text-align="center" style:justify-single-word="false" fo:text-indent="0cm" style:auto-text-indent="false" fo:background-color="transparent"/>
      <style:text-properties style:use-window-font-color="true" loext:opacity="0%" style:font-name="Liberation Sans Narrow" fo:font-size="13pt" fo:font-weight="bold" officeooo:rsid="0038ed07" officeooo:paragraph-rsid="007e43a4" style:font-size-asian="13pt" style:font-weight-asian="bold" style:font-size-complex="13pt" style:font-weight-complex="bold"/>
    </style:style>
    <style:style style:name="P86" style:family="paragraph" style:parent-style-name="Preformatted_20_Text" style:master-page-name="Standard">
      <style:paragraph-properties fo:margin-top="0.049cm" fo:margin-bottom="0cm" style:contextual-spacing="false" fo:line-height="115%" style:page-number="auto"/>
      <style:text-properties style:font-name="Liberation Sans Narrow" fo:font-size="10pt" officeooo:paragraph-rsid="00175c78" style:font-size-asian="10pt" style:font-size-complex="10pt"/>
    </style:style>
    <style:style style:name="P87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38ed07"/>
    </style:style>
    <style:style style:name="T3" style:family="text">
      <style:text-properties officeooo:rsid="0038ed07"/>
    </style:style>
    <style:style style:name="T4" style:family="text">
      <style:text-properties style:font-name-asian="Liberation Mono" style:font-name-complex="Liberation Mono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ad067" style:font-weight-asian="bold" style:font-weight-complex="bold"/>
    </style:style>
    <style:style style:name="T7" style:family="text">
      <style:text-properties fo:font-weight="bold" officeooo:rsid="009fd68d" style:font-weight-asian="bold" style:font-weight-complex="bold"/>
    </style:style>
    <style:style style:name="T8" style:family="text">
      <style:text-properties fo:font-weight="bold" officeooo:rsid="00dafdb9" style:font-weight-asian="bold" style:font-weight-complex="bold"/>
    </style:style>
    <style:style style:name="T9" style:family="text">
      <style:text-properties fo:font-weight="bold" officeooo:rsid="013a3bd9" style:font-weight-asian="bold" style:font-weight-complex="bold"/>
    </style:style>
    <style:style style:name="T10" style:family="text">
      <style:text-properties fo:font-weight="bold" officeooo:rsid="0038ed07" style:font-weight-asian="bold" style:font-weight-complex="bold"/>
    </style:style>
    <style:style style:name="T11" style:family="text">
      <style:text-properties officeooo:rsid="009f43b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71b0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fo:language="es" fo:country="ES" fo:font-style="normal" fo:text-shadow="none" style:text-underline-style="none" fo:font-weight="normal" officeooo:rsid="001a71b0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language="es" fo:country="ES" fo:font-style="normal" fo:text-shadow="none" style:text-underline-style="none" fo:font-weight="normal" officeooo:rsid="0038ed07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language="es" fo:country="ES" fo:font-style="normal" fo:text-shadow="none" style:text-underline-style="none" officeooo:rsid="003fe8d8" style:font-style-asian="normal" style:font-style-complex="normal" style:text-overline-style="none" style:text-overline-color="font-color"/>
    </style:style>
    <style:style style:name="T16" style:family="text">
      <style:text-properties officeooo:rsid="009a600e"/>
    </style:style>
    <style:style style:name="T17" style:family="text">
      <style:text-properties officeooo:rsid="005b9069"/>
    </style:style>
    <style:style style:name="T18" style:family="text">
      <style:text-properties officeooo:rsid="009c8b5b"/>
    </style:style>
    <style:style style:name="T19" style:family="text">
      <style:text-properties officeooo:rsid="0095f104"/>
    </style:style>
    <style:style style:name="T20" style:family="text">
      <style:text-properties officeooo:rsid="00c390b1"/>
    </style:style>
    <style:style style:name="T21" style:family="text">
      <style:text-properties officeooo:rsid="001a71b0"/>
    </style:style>
    <style:style style:name="T22" style:family="text">
      <style:text-properties style:font-name="Liberation Sans Narrow" fo:font-size="8pt" style:font-size-asian="8pt" style:font-size-complex="8pt"/>
    </style:style>
    <style:style style:name="T23" style:family="text">
      <style:text-properties style:font-name="Liberation Sans Narrow" fo:font-size="8pt" officeooo:rsid="009a600e" style:font-size-asian="8pt" style:font-size-complex="8pt"/>
    </style:style>
    <style:style style:name="T24" style:family="text">
      <style:text-properties officeooo:rsid="01946fe5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ize="9pt" fo:letter-spacing="normal" fo:font-style="normal" fo:text-shadow="none" style:text-underline-style="none" fo:font-weight="normal" officeooo:rsid="009a990b" style:font-name-asian="Liberation Mono" style:font-size-asian="9pt" style:font-style-asian="normal" style:font-weight-asian="normal" style:font-name-complex="Liberation Mono" style:font-size-complex="9pt" style:font-style-complex="normal" style:font-weight-complex="normal" style:text-overline-style="none" style:text-overline-color="font-color"/>
    </style:style>
    <style:style style:name="T26" style:family="text">
      <style:text-properties fo:font-variant="normal" fo:text-transform="none" style:font-name="Liberation Sans Narrow" fo:font-size="9pt" fo:letter-spacing="normal" officeooo:rsid="009a990b" style:font-name-asian="Liberation Mono" style:font-size-asian="9pt" style:font-name-complex="Liberation Mono" style:font-size-complex="9pt"/>
    </style:style>
    <style:style style:name="T27" style:family="text">
      <style:text-properties officeooo:rsid="02914636"/>
    </style:style>
    <style:style style:name="T28" style:family="text">
      <style:text-properties officeooo:rsid="005704ae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from-top" style:vertical-rel="paragraph" style:horizontal-pos="from-left" style:horizontal-rel="paragraph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  <style:style style:name="gr1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2.785cm" fo:min-width="6.842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placeholder text:placeholder-type="text">&lt;for each="invoice in records"&gt;</text:placeholder></text:p>
      <text:p text:style-name="P61"><text:placeholder text:placeholder-type="text">&lt;if test="invoice.type == 'out'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2"><draw:frame draw:style-name="fr2" draw:name="image: (company.logo, 'image/png')" text:anchor-type="paragraph" svg:x="3.616cm" svg:y="0.261cm" svg:width="3.974cm" svg:height="1.341cm" draw:z-index="2"><draw:text-box><text:p text:style-name="P77"/></draw:text-box></draw:frame></text:p>
            <text:p text:style-name="P81"/>
            <text:p text:style-name="P83"/>
            <text:p text:style-name="P80"><text:placeholder text:placeholder-type="text">&lt;company.party.name.upper()&gt;</text:placeholder></text:p>
            <text:p text:style-name="P78"><text:placeholder text:placeholder-type="text">&lt;company.party.invoicing_address&gt;</text:placeholder></text:p>
            <text:p text:style-name="P78"><text:placeholder text:placeholder-type="text">&lt;company.email&gt;</text:placeholder></text:p>
            <text:p text:style-name="P79"><text:placeholder text:placeholder-type="text">&lt;company.phone&gt;</text:placeholder></text:p>
          </table:table-cell>
          <table:table-cell table:style-name="Tabla1.A1" office:value-type="string">
            <text:p text:style-name="P84"/>
          </table:table-cell>
          <table:table-cell table:style-name="Tabla1.A1" office:value-type="string">
            <text:p text:style-name="P85"><draw:custom-shape text:anchor-type="paragraph" draw:z-index="0" draw:name="Forma3" draw:style-name="gr1" draw:text-style-name="P87" svg:width="7.196cm" svg:height="3.139cm" svg:x="-0.065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85"><text:placeholder text:placeholder-type="text">&lt;company.party.document_type_name&gt;</text:placeholder><text:s/><text:placeholder text:placeholder-type="text">&lt;company.party.document_number&gt;</text:placeholder></text:p>
            <text:p text:style-name="P62"><text:span text:style-name="T3"><text:placeholder text:placeholder-type="text">&lt;choose test=""&gt;</text:placeholder></text:span><text:span text:style-name="T3"><text:placeholder text:placeholder-type="text">&lt;when test="invoice.document_type == 'commercial'"&gt;</text:placeholder></text:span><text:span text:style-name="T3">FACTURA ELECTRÓNICA</text:span><text:span text:style-name="T3"><text:placeholder text:placeholder-type="text">&lt;/when&gt;</text:placeholder></text:span><text:span text:style-name="T3"><text:placeholder text:placeholder-type="text">&lt;when test="invoice.document_type == 'commercial_credit'"&gt;</text:placeholder></text:span><text:span text:style-name="T3">NOTA DE CRÉDITO ELECTRÓNICA</text:span><text:span text:style-name="T3"><text:placeholder text:placeholder-type="text">&lt;/when&gt;</text:placeholder></text:span><text:span text:style-name="T3"><text:placeholder text:placeholder-type="text">&lt;when test="invoice.document_type == 'simple'"&gt;</text:placeholder></text:span><text:span text:style-name="T3">BOLETA DE VENTA ELECTRÓNICA</text:span><text:span text:style-name="T3"><text:placeholder text:placeholder-type="text">&lt;/when&gt;</text:placeholder></text:span><text:span text:style-name="T3"><text:placeholder text:placeholder-type="text">&lt;when test="invoice.document_type == 'simple_credit'"&gt;</text:placeholder></text:span><text:span text:style-name="T3">NOTA DE CRÉDITO ELECTRÓNICA</text:span><text:span text:style-name="T3"><text:placeholder text:placeholder-type="text">&lt;/when&gt;</text:placeholder></text:span><text:span text:style-name="T3"><text:placeholder text:placeholder-type="text">&lt;when test="invoice.document_type == 'commercial_debit'"&gt;</text:placeholder></text:span><text:span text:style-name="T3">NOTA DE DÉBITO ELECTRÓNICA</text:span><text:span text:style-name="T3"><text:placeholder text:placeholder-type="text">&lt;/when&gt;</text:placeholder></text:span><text:span text:style-name="T3"><text:placeholder text:placeholder-type="text">&lt;when test="invoice.document_type == 'simple_debit'"&gt;</text:placeholder></text:span><text:span text:style-name="T3">NOTA DE DÉBITO ELECTRÓNICA</text:span><text:span text:style-name="T3"><text:placeholder text:placeholder-type="text">&lt;/when&gt;</text:placeholder></text:span><text:placeholder text:placeholder-type="text">&lt;/choose&gt;</text:placeholder></text:p>
            <text:p text:style-name="P52"><text:span text:style-name="T2"><text:placeholder text:placeholder-type="text">&lt;choose test=""&gt;</text:placeholder></text:span><text:span text:style-name="T2"><text:placeholder text:placeholder-type="text">&lt;when test="invoice.document_type == 'commercial'"&gt;</text:placeholder></text:span><text:span text:style-name="T2">F</text:span><text:span text:style-name="T2"><text:placeholder text:placeholder-type="text">&lt;/when&gt;</text:placeholder></text:span><text:span text:style-name="T2"><text:placeholder text:placeholder-type="text">&lt;when test="invoice.document_type == 'commercial_credit'"&gt;</text:placeholder></text:span><text:soft-page-break/><text:span text:style-name="T2">F</text:span><text:span text:style-name="T2"><text:placeholder text:placeholder-type="text">&lt;/when&gt;</text:placeholder></text:span><text:span text:style-name="T2"><text:placeholder text:placeholder-type="text">&lt;when test="invoice.document_type == 'simple'"&gt;</text:placeholder></text:span><text:span text:style-name="T2">B</text:span><text:span text:style-name="T2"><text:placeholder text:placeholder-type="text">&lt;/when&gt;</text:placeholder></text:span><text:span text:style-name="T2"><text:placeholder text:placeholder-type="text">&lt;when test="invoice.document_type == 'simple_credit'"&gt;</text:placeholder></text:span><text:span text:style-name="T2">B</text:span><text:span text:style-name="T2"><text:placeholder text:placeholder-type="text">&lt;/when&gt;</text:placeholder></text:span><text:span text:style-name="T1"><text:placeholder text:placeholder-type="text">&lt;/choose&gt;</text:placeholder></text:span><text:span text:style-name="T1"><text:placeholder text:placeholder-type="text">&lt;invoice.number and ' ' + invoice.number or ''&gt;</text:placeholder></text:span></text:p>
            <text:p text:style-name="P51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3">Señor(es )</text:p>
          </table:table-cell>
          <table:table-cell table:style-name="Table1.B1" table:number-columns-spanned="3" office:value-type="string">
            <text:p text:style-name="P68"><text:span text:style-name="T13"><text:placeholder text:placeholder-type="text">&lt;invoice.party.name&gt;</text:placeholder></text:span><text:span text:style-name="T13"><text:s/>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3">Dirección</text:p>
          </table:table-cell>
          <table:table-cell table:style-name="Table1.B2" table:number-columns-spanned="3" office:value-type="string">
            <text:p text:style-name="P68"><text:span text:style-name="T12"><text:placeholder text:placeholder-type="text">&lt;invoice.party.invoicing_address&gt;</text:placeholder></text:span><text:span text:style-name="T12"><text:s/>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7"><text:span text:style-name="T15"><text:placeholder text:placeholder-type="text">&lt;invoice.party.document_type_name&gt;</text:placeholder></text:span><text:span text:style-name="T15"><text:s/></text:span></text:p>
          </table:table-cell>
          <table:table-cell table:style-name="Table1.B3" office:value-type="string">
            <text:p text:style-name="P69"><text:span text:style-name="T14"><text:placeholder text:placeholder-type="text">&lt;invoice.party.document_number&gt;</text:placeholder></text:span><text:span text:style-name="T14"><text:s/></text:span></text:p>
          </table:table-cell>
          <table:table-cell table:style-name="Table1.C3" office:value-type="string">
            <text:p text:style-name="P65">Valor expresado en</text:p>
          </table:table-cell>
          <table:table-cell table:style-name="Table1.B2" office:value-type="string">
            <text:p text:style-name="P41"><text:placeholder text:placeholder-type="text">&lt;invoice.currency.name&gt;</text:placeholder></text:p>
          </table:table-cell>
        </table:table-row>
        <table:table-row table:style-name="Table1.2">
          <table:table-cell table:style-name="Table1.A2" office:value-type="string">
            <text:p text:style-name="P63">Teléfono</text:p>
          </table:table-cell>
          <table:table-cell table:style-name="Table1.B2" table:number-columns-spanned="3" office:value-type="string">
            <text:p text:style-name="P70"><text:span text:style-name="T5"><text:s/></text:span><text:span text:style-name="T12"><text:placeholder text:placeholder-type="text">&lt;for each="cm in invoice.party.contact_mechanisms"&gt;</text:placeholder></text:span><text:span text:style-name="T14"><text:placeholder text:placeholder-type="text">&lt;if test="cm.type == 'phone'"&gt;</text:placeholder></text:span><text:span text:style-name="T14"><text:placeholder text:placeholder-type="text">&lt;cm.rec_name&gt;</text:placeholder></text:span><text:span text:style-name="T14"><text:placeholder text:placeholder-type="text">&lt;/if&gt;</text:placeholder></text:span><text:span text:style-name="T13"><text:placeholder text:placeholder-type="text">&lt;/for&gt;</text:placeholder></text:span><text:span text:style-name="T13"><text:s/>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3">EMail</text:p>
          </table:table-cell>
          <table:table-cell table:style-name="Table1.B2" table:number-columns-spanned="3" office:value-type="string">
            <text:p text:style-name="P71"><text:span text:style-name="T13"><text:placeholder text:placeholder-type="text">&lt;for each="cm in invoice.party.contact_mechanisms"&gt;</text:placeholder></text:span><text:span text:style-name="T14"><text:placeholder text:placeholder-type="text">&lt;if test="cm.type == 'email'"&gt;</text:placeholder></text:span><text:span text:style-name="T14"><text:placeholder text:placeholder-type="text">&lt;cm.rec_name&gt;</text:placeholder></text:span><text:span text:style-name="T14"><text:placeholder text:placeholder-type="text">&lt;/if&gt;</text:placeholder></text:span><text:span text:style-name="T13"><text:placeholder text:placeholder-type="text">&lt;/for&gt;</text:placeholder></text:span><text:span text:style-name="T13"><text:s/>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4">Fecha de emisión</text:p>
          </table:table-cell>
          <table:table-cell table:style-name="Table1.B3" office:value-type="string">
            <text:p text:style-name="P38"><text:span text:style-name="T21"><text:placeholder text:placeholder-type="text">&lt;format_date(invoice.invoice_date, invoice.party.lang) if invoice.invoice_date else ''&gt;</text:placeholder></text:span><text:span text:style-name="T21"><text:s/></text:span></text:p>
          </table:table-cell>
          <table:table-cell table:style-name="Table1.C3" office:value-type="string">
            <text:p text:style-name="P44">Fecha de vencimiento</text:p>
          </table:table-cell>
          <table:table-cell table:style-name="Table1.B2" office:value-type="string">
            <text:p text:style-name="P40"><text:placeholder text:placeholder-type="text">&lt;format_date(invoice.invoice_duedate, invoice.party.lang)  if invoice.invoice_duedate else ''&gt;</text:placeholder></text:p>
          </table:table-cell>
        </table:table-row>
        <table:table-row table:style-name="Table1.7">
          <table:table-cell table:style-name="Table1.A7" office:value-type="string">
            <text:p text:style-name="P66">Descripción</text:p>
          </table:table-cell>
          <table:table-cell table:style-name="Table1.B7" table:number-columns-spanned="3" office:value-type="string">
            <text:p text:style-name="P39"><text:placeholder text:placeholder-type="text">&lt;invoice.description&gt;</text:placeholder></text:p>
          </table:table-cell>
          <table:covered-table-cell/>
          <table:covered-table-cell/>
        </table:table-row>
        <table:table-row table:style-name="Table1.2">
          <table:table-cell table:style-name="Table1.A8" table:number-columns-spanned="4" office:value-type="string">
            <text:p text:style-name="P42"><text:placeholder text:placeholder-type="text">&lt;if test="invoice.document_type == 'commercial_credit'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3">Motivo de la Nota de Credito </text:p>
          </table:table-cell>
          <table:table-cell table:style-name="Table1.B2" table:number-columns-spanned="3" office:value-type="string">
            <text:p text:style-name="P38"><text:span text:style-name="T10"><text:placeholder text:placeholder-type="text">&lt;if test="invoice.document_type == 'commercial_credit'"&gt;</text:placeholder></text:span><text:span text:style-name="T3"><text:placeholder text:placeholder-type="text">&lt;invoice.modified_document_reason_description&gt;</text:placeholder></text:span><text:span text:style-name="T10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0" table:number-columns-spanned="4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60"/>
      <text:p text:style-name="P60"><text:placeholder text:placeholder-type="text">&lt;if test="invoice.modified_document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8">Documento que modifica</text:p>
          </table:table-cell>
        </table:table-row>
        <table:table-row>
          <table:table-cell table:style-name="Table6.A2" office:value-type="string">
            <text:p text:style-name="P59"><text:span text:style-name="T6"><text:s/>Documento: </text:span><text:span text:style-name="T3"><text:placeholder text:placeholder-type="text">&lt;choose test=""&gt;</text:placeholder></text:span><text:span text:style-name="T3"><text:placeholder text:placeholder-type="text">&lt;when test="invoice.document_type == 'commercial_credit'"&gt;</text:placeholder></text:span><text:span text:style-name="T3">F</text:span><text:span text:style-name="T3"><text:placeholder text:placeholder-type="text">&lt;/when&gt;</text:placeholder></text:span><text:span text:style-name="T3"><text:placeholder text:placeholder-type="text">&lt;when test="invoice.document_type == 'simple_credit'"&gt;</text:placeholder></text:span><text:span text:style-name="T3">B</text:span><text:span text:style-name="T3"><text:placeholder text:placeholder-type="text">&lt;/when&gt;</text:placeholder></text:span><text:placeholder text:placeholder-type="text">&lt;/choose&gt;</text:placeholder><text:placeholder text:placeholder-type="text">&lt;invoice.modified_document&gt;</text:placeholder> </text:p>
            <text:p text:style-name="P59"><text:span text:style-name="T7"><text:s/>Fecha : </text:span><text:span text:style-name="T11"><text:placeholder text:placeholder-type="text">&lt;invoice.modified_document_date&gt;</text:placeholder></text:span><text:span text:style-name="T11"><text:s/></text:span></text:p>
          </table:table-cell>
        </table:table-row>
      </table:table>
      <text:p text:style-name="P50"><text:placeholder text:placeholder-type="text">&lt;/if&gt;</text:placeholder></text:p>
      <table:table table:name="Tabla4" table:style-name="Tabla4" table:template-name="Academic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office:value-type="string">
            <text:p text:style-name="P34">ítem</text:p>
          </table:table-cell>
          <table:table-cell table:style-name="Tabla4.A1" office:value-type="string">
            <text:p text:style-name="P35">código</text:p>
          </table:table-cell>
          <table:table-cell table:style-name="Tabla4.A1" office:value-type="string">
            <text:p text:style-name="P45">DESCRIPCIÓN</text:p>
          </table:table-cell>
          <table:table-cell table:style-name="Tabla4.A1" office:value-type="string">
            <text:p text:style-name="P47">CANTIDAD</text:p>
          </table:table-cell>
          <table:table-cell table:style-name="Tabla4.A1" office:value-type="string">
            <text:p text:style-name="P36">UN<text:span text:style-name="T24">idad</text:span></text:p>
          </table:table-cell>
          <table:table-cell table:style-name="Tabla4.A1" office:value-type="string">
            <text:p text:style-name="P47">P. <text:span text:style-name="T19">unitario</text:span></text:p>
          </table:table-cell>
          <table:table-cell table:style-name="Tabla4.A1" table:number-columns-spanned="2" office:value-type="string">
            <text:p text:style-name="P46">DESCUENTO</text:p>
          </table:table-cell>
          <table:covered-table-cell/>
          <table:table-cell table:style-name="Tabla4.I1" office:value-type="string">
            <text:p text:style-name="P47"><text:span text:style-name="T20">Importe </text:span>TOTAL</text:p>
          </table:table-cell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5"/>
          </table:table-cell>
          <table:table-cell table:style-name="Tabla4.D2">
            <text:p text:style-name="P13"/>
          </table:table-cell>
          <table:table-cell table:style-name="Tabla4.D2">
            <text:p text:style-name="P13"/>
          </table:table-cell>
          <table:table-cell table:style-name="Tabla4.A2" table:number-columns-spanned="2" office:value-type="string">
            <text:p text:style-name="P20"><text:placeholder text:placeholder-type="text">&lt;for each="line in invoice.lines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D2">
            <text:p text:style-name="P13"/>
          </table:table-cell>
          <table:table-cell table:style-name="Tabla4.D2">
            <text:p text:style-name="P13"/>
          </table:table-cell>
          <table:table-cell table:style-name="Tabla4.A2" table:number-columns-spanned="2" office:value-type="string">
            <text:p text:style-name="P20"><text:placeholder text:placeholder-type="text">&lt;choose test="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D2">
            <text:p text:style-name="P13"/>
          </table:table-cell>
          <table:table-cell table:style-name="Tabla4.D2">
            <text:p text:style-name="P13"/>
          </table:table-cell>
          <table:table-cell table:style-name="Tabla4.A2" table:number-columns-spanned="2" office:value-type="string">
            <text:p text:style-name="P20"><text:placeholder text:placeholder-type="text">&lt;when test="line.type == 'line'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1">
          <table:table-cell table:style-name="Tabla4.A5" office:value-type="string">
            <text:p text:style-name="P28"><text:sequence text:ref-name="refDrawing0" text:name="Drawing" text:formula="ooow:Drawing+1" style:num-format="1">1</text:sequence></text:p>
          </table:table-cell>
          <table:table-cell table:style-name="Tabla4.B5" office:value-type="string">
            <text:p text:style-name="P24"><text:placeholder text:placeholder-type="text">&lt;choose test=""&gt;</text:placeholder></text:p>
            <text:p text:style-name="P24"><text:placeholder text:placeholder-type="text">&lt;when test="len((line.product.code).strip())&gt;1"&gt;</text:placeholder><text:placeholder text:placeholder-type="text">&lt;line.product.code&gt;</text:placeholder><text:placeholder text:placeholder-type="text">&lt;/when&gt;</text:placeholder><text:placeholder text:placeholder-type="text">&lt;otherwise test=""&gt;</text:placeholder><text:placeholder text:placeholder-type="text">&lt;line.id&gt;</text:placeholder><text:placeholder text:placeholder-type="text">&lt;/otherwise&gt;</text:placeholder></text:p>
            <text:p text:style-name="P24"><text:placeholder text:placeholder-type="text">&lt;/choose&gt;</text:placeholder></text:p>
          </table:table-cell>
          <table:table-cell table:style-name="Tabla4.C5" office:value-type="string">
            <text:p text:style-name="P25"><text:placeholder text:placeholder-type="text">&lt;choose test=""&gt;</text:placeholder></text:p>
            <text:p text:style-name="P25"><text:placeholder text:placeholder-type="text">&lt;when test="line.description"&gt;</text:placeholder></text:p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7"><text:placeholder text:placeholder-type="text">&lt;/for&gt;</text:placeholder></text:p>
            <text:p text:style-name="P25"><text:placeholder text:placeholder-type="text">&lt;/when&gt;</text:placeholder></text:p>
            <text:p text:style-name="P25"><text:placeholder text:placeholder-type="text">&lt;otherwise test=""&gt;</text:placeholder></text:p>
            <text:p text:style-name="P26"><text:placeholder text:placeholder-type="text">&lt;line.product.description&gt;</text:placeholder></text:p>
            <text:p text:style-name="P25"><text:placeholder text:placeholder-type="text">&lt;/otherwise&gt;</text:placeholder></text:p>
            <text:p text:style-name="P25"><text:placeholder text:placeholder-type="text">&lt;/choose&gt;</text:placeholder></text:p>
          </table:table-cell>
          <table:table-cell table:style-name="Tabla4.D5" office:value-type="string">
            <text:p text:style-name="P9"><text:span text:style-name="T4"><text:placeholder text:placeholder-type="text">&lt;if test="invoice.document_type == 'simple' or invoice.document_type == 'commercial'"&gt;</text:placeholder></text:span><text:span text:style-name="T4"><text:placeholder text:placeholder-type="text">&lt;format_number(line.quantity, invoice.party.lang, digits=0) &gt;</text:placeholder></text:span><text:span text:style-name="T4"><text:placeholder text:placeholder-type="text">&lt;/if&gt;</text:placeholder></text:span><text:span text:style-name="T4"><text:placeholder text:placeholder-type="text">&lt;if test="invoice.document_type == 'simple_credit' or invoice.document_type == 'commercial_credit'"&gt;</text:placeholder></text:span><text:soft-page-break/><text:span text:style-name="T4"><text:placeholder text:placeholder-type="text">&lt;format_number(line.quantity*-1, invoice.party.lang, digits=0) &gt;</text:placeholder></text:span><text:span text:style-name="T4"><text:placeholder text:placeholder-type="text">&lt;/if&gt;</text:placeholder></text:span></text:p>
          </table:table-cell>
          <table:table-cell table:style-name="Tabla4.E5" office:value-type="string">
            <text:p text:style-name="P19"><text:placeholder text:placeholder-type="text">&lt;line.unit.name&gt;</text:placeholder></text:p>
          </table:table-cell>
          <table:table-cell table:style-name="Tabla4.F5" office:value-type="string">
            <text:p text:style-name="P21"><text:placeholder text:placeholder-type="text">&lt;round(line.unit_price,2)&gt;</text:placeholder></text:p>
          </table:table-cell>
          <table:table-cell table:style-name="Tabla4.G5" table:number-columns-spanned="2" office:value-type="string">
            <text:p text:style-name="P22"><text:placeholder text:placeholder-type="text">&lt;line.discount*100&gt;</text:placeholder>%</text:p>
          </table:table-cell>
          <table:covered-table-cell/>
          <table:table-cell table:style-name="Tabla4.I5" office:value-type="string">
            <text:p text:style-name="P8"><text:span text:style-name="T4"><text:placeholder text:placeholder-type="text">&lt;if test="invoice.document_type == 'simple' or invoice.document_type == 'commercial'"&gt;</text:placeholder></text:span><text:placeholder text:placeholder-type="text">&lt;"{:,}".format(round(line.amount,2))&gt;</text:placeholder><text:span text:style-name="T4"><text:placeholder text:placeholder-type="text">&lt;/if&gt;</text:placeholder></text:span><text:span text:style-name="T4"><text:placeholder text:placeholder-type="text">&lt;if test="invoice.document_type == 'simple_credit' or invoice.document_type == 'commercial_credit'"&gt;</text:placeholder></text:span><text:span text:style-name="T4"><text:placeholder text:placeholder-type="text">&lt;"{:,}".format(line.amount * -1)&gt;</text:placeholder></text:span><text:soft-page-break/><text:span text:style-name="T4"><text:placeholder text:placeholder-type="text">&lt;/if&gt;</text:placeholder></text:span></text:p>
          </table:table-cell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when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when test="line.type == 'subtotal'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2"/>
          </table:table-cell>
          <table:table-cell table:style-name="Tabla4.D2" table:number-columns-spanned="2">
            <text:p text:style-name="P12"/>
          </table:table-cell>
          <table:covered-table-cell/>
          <table:table-cell table:style-name="Tabla4.I8" office:value-type="string">
            <text:p text:style-name="P23"><text:placeholder text:placeholder-type="text">&lt;if test="invoice.document_type == 'simple' or invoice.document_type == 'commercial'"&gt;</text:placeholder><text:placeholder text:placeholder-type="text">&lt;"{:,}".format(line.amount)&gt;</text:placeholder><text:placeholder text:placeholder-type="text">&lt;/if&gt;</text:placeholder><text:placeholder text:placeholder-type="text">&lt;if test="invoice.document_type == 'simple_credit' or invoice.document_type == 'commercial_credit'"&gt;</text:placeholder><text:placeholder text:placeholder-type="text">&lt;"{:,}".format(line.amount * -1)&gt;</text:placeholder><text:placeholder text:placeholder-type="text">&lt;/if&gt;</text:placeholder></text:p>
          </table:table-cell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when&gt;</text:placeholder></text:p>
          </table:table-cell>
          <table:covered-table-cell/>
          <table:table-cell table:style-name="Tabla4.H9" table:number-columns-spanned="2" office:value-type="string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when test="line.type == 'title'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20"><text:placeholder text:placeholder-type="text">&lt;/for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when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otherwise test=""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20"><text:placeholder text:placeholder-type="text">&lt;/for&gt;</text:placeholder></text:p>
          </table:table-cell>
          <table:covered-table-cell/>
          <table:table-cell table:style-name="Tabla4.H2" table:number-columns-spanned="2">
            <text:p text:style-name="P7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otherwise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choose&gt;</text:placeholder></text:p>
          </table:table-cell>
          <table:covered-table-cell/>
          <table:table-cell table:style-name="Tabla4.H2" table:number-columns-spanned="2">
            <text:p text:style-name="P20"/>
          </table:table-cell>
          <table:covered-table-cell/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>
            <text:p text:style-name="P14"/>
          </table:table-cell>
          <table:table-cell table:style-name="Tabla4.D2">
            <text:p text:style-name="P14"/>
          </table:table-cell>
          <table:table-cell table:style-name="Tabla4.A2" table:number-columns-spanned="2" office:value-type="string">
            <text:p text:style-name="P20"><text:placeholder text:placeholder-type="text">&lt;/for&gt;</text:placeholder></text:p>
          </table:table-cell>
          <table:covered-table-cell/>
          <table:table-cell table:style-name="Tabla4.H17" table:number-columns-spanned="2" office:value-type="string">
            <text:p text:style-name="P20"/>
          </table:table-cell>
          <table:covered-table-cell/>
        </table:table-row>
      </table:table>
      <text:p text:style-name="P30"/>
      <table:table table:name="ContabilizaciónFinal" table:style-name="ContabilizaciónFinal">
        <table:table-column table:style-name="ContabilizaciónFinal.A"/>
        <table:table-column table:style-name="ContabilizaciónFinal.B"/>
        <table:table-column table:style-name="ContabilizaciónFinal.C"/>
        <table:table-row>
          <table:table-cell table:style-name="ContabilizaciónFinal.A1" office:value-type="string">
            <text:p text:style-name="P32">SUBTOTAL</text:p>
          </table:table-cell>
          <table:table-cell table:style-name="ContabilizaciónFinal.B1" office:value-type="string">
            <text:p text:style-name="P17"><text:placeholder text:placeholder-type="text">&lt;invoice.currency.symbol&gt;</text:placeholder><text:soft-page-break/></text:p>
          </table:table-cell>
          <table:table-cell table:style-name="ContabilizaciónFinal.C1" office:value-type="string">
            <text:p text:style-name="P5"><text:span text:style-name="T4"><text:placeholder text:placeholder-type="text">&lt;if test="invoice.document_type == 'simple' or invoice.document_type == 'commercial'"&gt;</text:placeholder></text:span><text:soft-page-break/><text:span text:style-name="T4"><text:placeholder text:placeholder-type="text">&lt;"{:,}".format(round(invoice.untaxed_amount,2))&gt;</text:placeholder></text:span><text:span text:style-name="T4"><text:placeholder text:placeholder-type="text">&lt;/if&gt;</text:placeholder></text:span><text:span text:style-name="T4"><text:placeholder text:placeholder-type="text">&lt;if test="invoice.document_type == 'simple_credit' or invoice.document_type == 'commercial_credit'"&gt;</text:placeholder></text:span><text:span text:style-name="T4"><text:placeholder text:placeholder-type="text">&lt;"{:,}".format(invoice.untaxed_amount*-1)&gt;</text:placeholder></text:span><text:span text:style-name="T4"><text:placeholder text:placeholder-type="text">&lt;/if&gt;</text:placeholder></text:span></text:p>
          </table:table-cell>
        </table:table-row>
        <table:table-row>
          <table:table-cell table:style-name="ContabilizaciónFinal.A2" office:value-type="string">
            <text:p text:style-name="P32">IGV</text:p>
          </table:table-cell>
          <table:table-cell table:style-name="ContabilizaciónFinal.B2" office:value-type="string">
            <text:p text:style-name="P17"><text:placeholder text:placeholder-type="text">&lt;invoice.currency.symbol&gt;</text:placeholder></text:p>
          </table:table-cell>
          <table:table-cell table:style-name="ContabilizaciónFinal.C2" office:value-type="string">
            <text:p text:style-name="P4"><text:span text:style-name="T4"><text:placeholder text:placeholder-type="text">&lt;if test="invoice.document_type == 'simple' or invoice.document_type == 'commercial'"&gt;</text:placeholder></text:span><text:span text:style-name="T4"><text:placeholder text:placeholder-type="text">&lt;"{:,}".format(round(invoice.tax_amount, 2))&gt;</text:placeholder></text:span><text:placeholder text:placeholder-type="text">&lt;/if&gt;</text:placeholder><text:span text:style-name="T4"><text:placeholder text:placeholder-type="text">&lt;if test="invoice.document_type == 'simple_credit' or invoice.document_type == 'commercial_credit'"&gt;</text:placeholder></text:span><text:span text:style-name="T4"><text:placeholder text:placeholder-type="text">&lt;"{:,}".format(invoice.tax_amount* -1 )&gt;</text:placeholder></text:span><text:span text:style-name="T4"><text:placeholder text:placeholder-type="text">&lt;/if&gt;</text:placeholder></text:span></text:p>
          </table:table-cell>
        </table:table-row>
        <table:table-row>
          <table:table-cell table:style-name="ContabilizaciónFinal.A2" office:value-type="string">
            <text:p text:style-name="P32">OPERACIONES EXONERADAS</text:p>
          </table:table-cell>
          <table:table-cell table:style-name="ContabilizaciónFinal.B2" office:value-type="string">
            <text:p text:style-name="P17"><text:placeholder text:placeholder-type="text">&lt;invoice.currency.symbol&gt;</text:placeholder></text:p>
          </table:table-cell>
          <table:table-cell table:style-name="ContabilizaciónFinal.C2" office:value-type="string">
            <text:p text:style-name="P11">0</text:p>
          </table:table-cell>
        </table:table-row>
        <table:table-row>
          <table:table-cell table:style-name="ContabilizaciónFinal.A2" office:value-type="string">
            <text:p text:style-name="P32">DESCUENTOS</text:p>
          </table:table-cell>
          <table:table-cell table:style-name="ContabilizaciónFinal.B2" office:value-type="string">
            <text:p text:style-name="P17"><text:placeholder text:placeholder-type="text">&lt;invoice.currency.symbol&gt;</text:placeholder></text:p>
          </table:table-cell>
          <table:table-cell table:style-name="ContabilizaciónFinal.C2" office:value-type="string">
            <text:p text:style-name="P10"><text:span text:style-name="T4"><text:placeholder text:placeholder-type="text">&lt;if test="invoice.document_type == 'simple' or invoice.document_type == 'commercial'"&gt;</text:placeholder></text:span><text:span text:style-name="T4"><text:placeholder text:placeholder-type="text">&lt;round(invoice.total_discount,1)&gt;</text:placeholder></text:span><text:placeholder text:placeholder-type="text">&lt;/if&gt;</text:placeholder></text:p>
          </table:table-cell>
        </table:table-row>
        <text:soft-page-break/>
        <table:table-row>
          <table:table-cell table:style-name="ContabilizaciónFinal.A5" office:value-type="string">
            <text:p text:style-name="P32">TOTAL</text:p>
          </table:table-cell>
          <table:table-cell table:style-name="ContabilizaciónFinal.B5" office:value-type="string">
            <text:p text:style-name="P17"><text:placeholder text:placeholder-type="text">&lt;invoice.currency.symbol&gt;</text:placeholder></text:p>
          </table:table-cell>
          <table:table-cell table:style-name="ContabilizaciónFinal.C5" office:value-type="string">
            <text:p text:style-name="P4"><text:span text:style-name="T4"><text:placeholder text:placeholder-type="text">&lt;if test="invoice.document_type == 'simple' or invoice.document_type == 'commercial'"&gt;</text:placeholder></text:span><text:span text:style-name="T4"><text:placeholder text:placeholder-type="text">&lt;"{:,}".format(round(invoice.total_amount, 2))&gt;</text:placeholder></text:span><text:span text:style-name="T4"><text:placeholder text:placeholder-type="text">&lt;/if&gt;</text:placeholder></text:span><text:span text:style-name="T4"><text:placeholder text:placeholder-type="text">&lt;if test="invoice.document_type == 'simple_credit' or invoice.document_type == 'commercial_credit'"&gt;</text:placeholder></text:span><text:span text:style-name="T4"><text:placeholder text:placeholder-type="text">&lt;"{:,}".format(invoice.total_amount*-1)&gt;</text:placeholder></text:span><text:span text:style-name="T4"><text:placeholder text:placeholder-type="text">&lt;/if&gt;</text:placeholder></text:span></text:p>
          </table:table-cell>
        </table:table-row>
      </table:table>
      <text:p text:style-name="P16"><text:span text:style-name="T9">SON: </text:span><text:span text:style-name="T8"><text:placeholder text:placeholder-type="text">&lt;invoice.amount_in_letters&gt;</text:placeholder></text:span><text:span text:style-name="T9"><text:s/></text:span></text:p>
      <text:p text:style-name="P3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3"><text:placeholder text:placeholder-type="text">&lt;if test="company.detraction_account"&gt;</text:placeholder></text:p>
          </table:table-cell>
          <table:table-cell table:style-name="Tabla6.B1" office:value-type="string">
            <text:p text:style-name="P72"/>
          </table:table-cell>
        </table:table-row>
        <table:table-row>
          <table:table-cell table:style-name="Tabla6.A2" office:value-type="string">
            <text:p text:style-name="P33">Cuenta de detracción</text:p>
          </table:table-cell>
          <table:table-cell table:style-name="Tabla6.B2" office:value-type="string">
            <text:p text:style-name="P74"><text:placeholder text:placeholder-type="text">&lt;company.detraction_account&gt;</text:placeholder></text:p>
          </table:table-cell>
        </table:table-row>
        <table:table-row>
          <table:table-cell table:style-name="Tabla6.A2" office:value-type="string">
            <text:p text:style-name="Standard"><text:placeholder text:placeholder-type="text">&lt;/if&gt;</text:placeholder></text:p>
          </table:table-cell>
          <table:table-cell table:style-name="Tabla6.B2" office:value-type="string">
            <text:p text:style-name="P72"/>
          </table:table-cell>
        </table:table-row>
        <table:table-row>
          <table:table-cell table:style-name="Tabla6.A2" office:value-type="string">
            <text:p text:style-name="P2"><text:placeholder text:placeholder-type="text">&lt;for each="ba in company.party.bank_accounts"&gt;</text:placeholder></text:p>
          </table:table-cell>
          <table:table-cell table:style-name="Tabla6.B2" office:value-type="string">
            <text:p text:style-name="P72"/>
          </table:table-cell>
        </table:table-row>
        <table:table-row>
          <table:table-cell table:style-name="Tabla6.A2" office:value-type="string">
            <text:p text:style-name="P37">Cta. <text:span text:style-name="T27"><text:placeholder text:placeholder-type="text">&lt;ba.currency.code&gt;</text:placeholder></text:span><text:span text:style-name="T27"><text:s/></text:span><text:span text:style-name="T28"><text:placeholder text:placeholder-type="text">&lt;ba.bank.party.name&gt;</text:placeholder></text:span></text:p>
          </table:table-cell>
          <table:table-cell table:style-name="Tabla6.B2" office:value-type="string">
            <text:p text:style-name="P76"><text:span text:style-name="T27"><text:placeholder text:placeholder-type="text">&lt;for each="an in (ba.numbers)"&gt;</text:placeholder></text:span><text:s/><text:span text:style-name="T27">• </text:span><text:span text:style-name="T27"><text:placeholder text:placeholder-type="text">&lt;an.number&gt;</text:placeholder></text:span><text:span text:style-name="T27"><text:placeholder text:placeholder-type="text">&lt;/for&gt;</text:placeholder></text:span></text:p>
          </table:table-cell>
        </table:table-row>
        <table:table-row>
          <table:table-cell table:style-name="Tabla6.A2" office:value-type="string">
            <text:p text:style-name="P1"><text:placeholder text:placeholder-type="text">&lt;/for&gt;</text:placeholder></text:p>
          </table:table-cell>
          <table:table-cell table:style-name="Tabla6.B2" office:value-type="string">
            <text:p text:style-name="P72"/>
          </table:table-cell>
        </table:table-row>
        <table:table-row>
          <table:table-cell table:style-name="Tabla6.A1" office:value-type="string">
            <text:p text:style-name="P33">Observaciones</text:p>
          </table:table-cell>
          <table:table-cell table:style-name="Tabla6.B1" office:value-type="string">
            <text:p text:style-name="P29"/>
          </table:table-cell>
        </table:table-row>
        <table:table-row table:style-name="Tabla6.8">
          <table:table-cell table:style-name="Tabla6.A2" office:value-type="string">
            <text:p text:style-name="P33">Usuario Caja</text:p>
          </table:table-cell>
          <table:table-cell table:style-name="Tabla6.B2" office:value-type="string">
            <text:p text:style-name="P75"><text:placeholder text:placeholder-type="text">&lt;if test="invoice.create_uid"&gt;</text:placeholder><text:placeholder text:placeholder-type="text">&lt;invoice.create_uid.name&gt;</text:placeholder><text:placeholder text:placeholder-type="text">&lt;/if&gt;</text:placeholder></text:p>
          </table:table-cell>
        </table:table-row>
      </table:table>
      <text:p text:style-name="P56"><text:placeholder text:placeholder-type="image">&lt;for each="comment in (invoice.comment or '').split('\n')"&gt;</text:placeholder></text:p>
      <text:p text:style-name="P56"><text:placeholder text:placeholder-type="text">&lt;comment&gt;</text:placeholder></text:p>
      <text:p text:style-name="P56"><text:placeholder text:placeholder-type="text">&lt;/for&gt;</text:placeholder></text:p>
      <text:p text:style-name="P57"/>
      <text:p text:style-name="P55"><draw:frame draw:style-name="fr1" draw:name="image: (invoice.sunat_qr, 'image/png')" text:anchor-type="paragraph" svg:x="0.203cm" svg:y="0.127cm" svg:width="2.921cm" svg:height="2.921cm" draw:z-index="1"><draw:text-box><text:p text:style-name="P77"/></draw:text-box></draw:frame>Autorizado mediante resolución <text:s/><text:span text:style-name="T25"><text:placeholder text:placeholder-type="text">&lt;company.invoicing_resolution&gt;</text:placeholder></text:span></text:p>
      <text:p text:style-name="P54">Representación Impresa de<text:span text:style-name="T16">l Comprobante</text:span> <text:span text:style-name="T17">de Venta E</text:span>lectrónic<text:span text:style-name="T18">o</text:span></text:p>
      <text:p text:style-name="P53"><text:span text:style-name="T23">Para consultar el documento ingrese a</text:span><text:span text:style-name="T22"> <text:s/></text:span><text:span text:style-name="T26"><text:placeholder text:placeholder-type="text">&lt;company.invoicing_website&gt;</text:placeholder></text:span><text:span text:style-name="T26"><text:line-break/><text:line-break/><text:line-break/><text:line-break/></text:span></text:p>
      <text:p text:style-name="P49"><text:placeholder text:placeholder-type="text">&lt;/if&gt;</text:placeholder></text:p>
      <text:p text:style-name="P48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line-height="110%" fo:text-align="end" style:justify-single-word="false"/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247cm" fo:margin-bottom="0cm" style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 style:default-outline-level=""/>
    <style:style style:name="Lema" style:family="paragraph" style:parent-style-name="título_20_3" style:default-outline-level="">
      <style:paragraph-properties fo:margin-top="0cm" fo:margin-bottom="0.423cm" style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 style:default-outline-level="">
      <style:text-properties fo:font-size="9pt" style:font-size-asian="9pt"/>
    </style:style>
    <style:style style:name="Importe" style:family="paragraph" style:parent-style-name="Standard" style:default-outline-level="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 style:default-outline-level="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 style:default-outline-level=""/>
    <style:style style:name="Encabezado_20_de_20_columna" style:display-name="Encabezado de columna" style:family="paragraph" style:parent-style-name="título_20_3" style:default-outline-level=""/>
    <style:style style:name="Globo_20_de_20_texto" style:display-name="Globo de text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 style:default-outline-level=""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2_20_-_20_large_20_fonts" style:display-name="Table 2 - large fonts" style:family="paragraph" style:parent-style-name="Standard" style:default-outline-level="">
      <style:text-properties fo:font-size="13pt" style:font-size-asian="13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PE">
      <number:number number:min-integer-digits="1"/>
    </number:number-style>
    <number:text-style style:name="N10100" number:language="es" number:country="P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762cm" fo:margin-bottom="1.295cm" fo:margin-left="1.27cm" fo:margin-right="1.27cm" fo:border="none" fo:padding="0.051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les invoice</dc:title>
    <meta:editing-cycles>664</meta:editing-cycles>
    <meta:print-date>2006-08-01T17:47:00</meta:print-date>
    <meta:creation-date>2018-11-19T09:01:14.448952769</meta:creation-date>
    <dc:date>2022-09-10T11:44:45.450650883</dc:date>
    <meta:editing-duration>PT16H18M19S</meta:editing-duration>
    <meta:generator>LibreOffice/7.4.0.3$Linux_X86_64 LibreOffice_project/40$Build-3</meta:generator>
    <meta:document-statistic meta:table-count="6" meta:image-count="0" meta:object-count="0" meta:page-count="5" meta:paragraph-count="120" meta:word-count="411" meta:character-count="5706" meta:non-whitespace-character-count="5394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voice1_TP10072676.dotx" xlink:href=""/>
  </office:meta>
</office:document-meta>
</file>